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yriad Pro Light SemiCond" svg:font-family="Myriad Pro Light SemiCond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Textoprincipal" style:family="paragraph">
      <style:paragraph-properties fo:text-align="center"/>
    </style:style>
    <style:style style:name="T3" style:parent-style-name="Fonteparág.padrão" style:family="text">
      <style:text-properties style:font-name="Times New Roman" style:font-name-complex="Times New Roman"/>
    </style:style>
    <style:style style:name="P4" style:parent-style-name="Textoprincip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009E00"/>
    </style:style>
    <style:style style:name="T5" style:parent-style-name="Fonteparág.padrão" style:family="text">
      <style:text-properties style:font-name="Times New Roman" style:font-name-complex="Times New Roman"/>
    </style:style>
    <style:style style:name="P6" style:parent-style-name="Textoprincipal" style:family="paragraph">
      <style:text-properties style:font-name="Times New Roman" style:font-name-complex="Times New Roman" fo:font-weight="bold" style:font-weight-asian="bold" style:font-weight-complex="bold" fo:color="#009E00"/>
    </style:style>
    <style:style style:name="T7" style:parent-style-name="Fonteparág.padrão" style:family="text">
      <style:text-properties style:font-name="Times New Roman" style:font-name-complex="Times New Roman"/>
    </style:style>
    <style:style style:name="T8" style:parent-style-name="Fonteparág.padrão" style:family="text">
      <style:text-properties style:font-name="Times New Roman" style:font-name-complex="Times New Roman"/>
    </style:style>
    <style:style style:name="P9" style:parent-style-name="Textoprincipal" style:family="paragraph">
      <style:text-properties style:font-name="Times New Roman" style:font-name-complex="Times New Roman"/>
    </style:style>
    <style:style style:name="T10" style:parent-style-name="Fonteparág.padrão" style:family="text">
      <style:text-properties style:font-name="Times New Roman" style:font-name-complex="Times New Roman"/>
    </style:style>
    <style:style style:name="T11" style:parent-style-name="Fonteparág.padrão" style:family="text">
      <style:text-properties style:font-name="Times New Roman" style:font-name-complex="Times New Roman"/>
    </style:style>
    <style:style style:name="P12" style:parent-style-name="Textoprincipal" style:family="paragraph">
      <style:text-properties style:font-name="Times New Roman" style:font-name-complex="Times New Roman"/>
    </style:style>
    <style:style style:name="T13" style:parent-style-name="Fonteparág.padrão" style:family="text">
      <style:text-properties style:font-name="Times New Roman" style:font-name-complex="Times New Roman"/>
    </style:style>
    <style:style style:name="P14" style:parent-style-name="Textoprincipal" style:family="paragraph">
      <style:text-properties style:font-name="Times New Roman" style:font-name-complex="Times New Roman"/>
    </style:style>
    <style:style style:name="T15" style:parent-style-name="Fonteparág.padrão" style:family="text">
      <style:text-properties style:font-name="Times New Roman" style:font-name-complex="Times New Roman"/>
    </style:style>
    <style:style style:name="P16" style:parent-style-name="Textoprincipal" style:family="paragraph">
      <style:text-properties style:font-name="Times New Roman" style:font-name-complex="Times New Roman"/>
    </style:style>
    <style:style style:name="T17" style:parent-style-name="Fonteparág.padrão" style:family="text">
      <style:text-properties style:font-name="Times New Roman" style:font-name-complex="Times New Roman" fo:color="#00000A"/>
    </style:style>
    <style:style style:name="P18" style:parent-style-name="Textoprincipal" style:family="paragraph">
      <style:text-properties style:font-name="Times New Roman" style:font-name-complex="Times New Roman" fo:color="#00000A"/>
    </style:style>
    <style:style style:name="T19" style:parent-style-name="Fonteparág.padrão" style:family="text">
      <style:text-properties style:font-name="Times New Roman" style:font-name-complex="Times New Roman"/>
    </style:style>
    <style:style style:name="T20" style:parent-style-name="Fonteparág.padrão" style:family="text">
      <style:text-properties style:font-name="Times New Roman" style:font-name-complex="Times New Roman"/>
    </style:style>
    <style:style style:name="T21" style:parent-style-name="Fonteparág.padrão" style:family="text">
      <style:text-properties style:font-name="Times New Roman" style:font-name-complex="Times New Roman"/>
    </style:style>
    <style:style style:name="P22" style:parent-style-name="Textoprincipal" style:family="paragraph">
      <style:text-properties style:font-name="Times New Roman" style:font-name-complex="Times New Roman"/>
    </style:style>
    <style:style style:name="T23" style:parent-style-name="Fonteparág.padrão" style:family="text">
      <style:text-properties style:font-name="Times New Roman" style:font-name-complex="Times New Roman"/>
    </style:style>
    <style:style style:name="T24" style:parent-style-name="Fonteparág.padrão" style:family="text">
      <style:text-properties style:font-name="Times New Roman" style:font-name-complex="Times New Roman" fo:color="#00000A"/>
    </style:style>
    <style:style style:name="T25" style:parent-style-name="Fonteparág.padrão" style:family="text">
      <style:text-properties style:font-name="Times New Roman" style:font-name-complex="Times New Roman" fo:color="#00000A"/>
    </style:style>
    <style:style style:name="T26" style:parent-style-name="Fonteparág.padrão" style:family="text">
      <style:text-properties style:font-name="Times New Roman" style:font-name-complex="Times New Roman" fo:color="#00000A"/>
    </style:style>
    <style:style style:name="T27" style:parent-style-name="Fonteparág.padrão" style:family="text">
      <style:text-properties style:font-name="Times New Roman" style:font-name-complex="Times New Roman" fo:color="#00000A"/>
    </style:style>
    <style:style style:name="T28" style:parent-style-name="Fonteparág.padrão" style:family="text">
      <style:text-properties style:font-name="Times New Roman" style:font-name-complex="Times New Roman" fo:color="#00000A"/>
    </style:style>
    <style:style style:name="T29" style:parent-style-name="Fonteparág.padrão" style:family="text">
      <style:text-properties style:font-name="Times New Roman" style:font-name-complex="Times New Roman" fo:color="#00000A"/>
    </style:style>
    <style:style style:name="T30" style:parent-style-name="Fonteparág.padrão" style:family="text">
      <style:text-properties style:font-name="Times New Roman" style:font-name-complex="Times New Roman"/>
    </style:style>
    <style:style style:name="P31" style:parent-style-name="Textoprincipal" style:family="paragraph">
      <style:text-properties style:font-name="Times New Roman" style:font-name-complex="Times New Roman"/>
    </style:style>
    <style:style style:name="T32" style:parent-style-name="Fonteparág.padrão" style:family="text">
      <style:text-properties style:font-name="Times New Roman" style:font-name-complex="Times New Roman"/>
    </style:style>
    <style:style style:name="T33" style:parent-style-name="Fonteparág.padrão" style:family="text">
      <style:text-properties style:font-name="Times New Roman" style:font-name-complex="Times New Roman"/>
    </style:style>
    <style:style style:name="P34" style:parent-style-name="Textoprincipal" style:family="paragraph">
      <style:text-properties style:font-name="Times New Roman" style:font-name-complex="Times New Roman"/>
    </style:style>
    <style:style style:name="T35" style:parent-style-name="Fonteparág.padrão" style:family="text">
      <style:text-properties style:font-name="Times New Roman" style:font-name-complex="Times New Roman"/>
    </style:style>
    <style:style style:name="P36" style:parent-style-name="Textoprincipal" style:family="paragraph">
      <style:text-properties style:font-name="Times New Roman" style:font-name-complex="Times New Roman"/>
    </style:style>
    <style:style style:name="T37" style:parent-style-name="Fonteparág.padrão" style:family="text">
      <style:text-properties style:font-name="Times New Roman" style:font-name-complex="Times New Roman" fo:color="#00000A"/>
    </style:style>
    <style:style style:name="P38" style:parent-style-name="Textoprincipal" style:family="paragraph">
      <style:text-properties style:font-name="Times New Roman" style:font-name-complex="Times New Roman" fo:color="#00000A"/>
    </style:style>
    <style:style style:name="T39" style:parent-style-name="Fonteparág.padrão" style:family="text">
      <style:text-properties style:font-name="Times New Roman" style:font-name-complex="Times New Roman"/>
    </style:style>
    <style:style style:name="T40" style:parent-style-name="Fonteparág.padrão" style:family="text">
      <style:text-properties style:font-name="Times New Roman" style:font-name-complex="Times New Roman" fo:color="#00000A"/>
    </style:style>
    <style:style style:name="T41" style:parent-style-name="Fonteparág.padrão" style:family="text">
      <style:text-properties style:font-name="Times New Roman" style:font-name-complex="Times New Roman" fo:color="#00000A"/>
    </style:style>
    <style:style style:name="T42" style:parent-style-name="Fonteparág.padrão" style:family="text">
      <style:text-properties style:font-name="Times New Roman" style:font-name-complex="Times New Roman" fo:color="#00000A"/>
    </style:style>
    <style:style style:name="T43" style:parent-style-name="Fonteparág.padrão" style:family="text">
      <style:text-properties style:font-name="Times New Roman" style:font-name-complex="Times New Roman" fo:color="#00000A"/>
    </style:style>
    <style:style style:name="T44" style:parent-style-name="Fonteparág.padrão" style:family="text">
      <style:text-properties style:font-name="Times New Roman" style:font-name-complex="Times New Roman"/>
    </style:style>
    <style:style style:name="P45" style:parent-style-name="Textoprincipal" style:family="paragraph">
      <style:text-properties style:font-name="Times New Roman" style:font-name-complex="Times New Roman"/>
    </style:style>
    <style:style style:name="T46" style:parent-style-name="Fonteparág.padrão" style:family="text">
      <style:text-properties style:font-name="Times New Roman" style:font-name-complex="Times New Roman"/>
    </style:style>
    <style:style style:name="T47" style:parent-style-name="Fonteparág.padrão" style:family="text">
      <style:text-properties style:font-name="Times New Roman" style:font-name-complex="Times New Roman"/>
    </style:style>
    <style:style style:name="T48" style:parent-style-name="Fonteparág.padrão" style:family="text">
      <style:text-properties style:font-name="Times New Roman" style:font-name-complex="Times New Roman"/>
    </style:style>
    <style:style style:name="P49" style:parent-style-name="Textoprincipal" style:family="paragraph">
      <style:text-properties style:font-name="Times New Roman" style:font-name-complex="Times New Roman"/>
    </style:style>
    <style:style style:name="T50" style:parent-style-name="Fonteparág.padrão" style:family="text">
      <style:text-properties style:font-name="Times New Roman" style:font-name-complex="Times New Roman"/>
    </style:style>
    <style:style style:name="P51" style:parent-style-name="Textoprincipal" style:family="paragraph">
      <style:text-properties style:font-name="Times New Roman" style:font-name-complex="Times New Roman"/>
    </style:style>
    <style:style style:name="T52" style:parent-style-name="Fonteparág.padrão" style:family="text">
      <style:text-properties style:font-name="Times New Roman" style:font-name-complex="Times New Roman"/>
    </style:style>
    <style:style style:name="T53" style:parent-style-name="Fonteparág.padrão" style:family="text">
      <style:text-properties style:font-name="Times New Roman" style:font-name-complex="Times New Roman"/>
    </style:style>
    <style:style style:name="T54" style:parent-style-name="Fonteparág.padrão" style:family="text">
      <style:text-properties style:font-name="Times New Roman" style:font-name-complex="Times New Roman"/>
    </style:style>
    <style:style style:name="T55" style:parent-style-name="Fonteparág.padrão" style:family="text">
      <style:text-properties style:font-name="Times New Roman" style:font-name-complex="Times New Roman"/>
    </style:style>
    <style:style style:name="P56" style:parent-style-name="Textoprincipal" style:family="paragraph">
      <style:text-properties style:font-name="Times New Roman" style:font-name-complex="Times New Roman"/>
    </style:style>
    <style:style style:name="T57" style:parent-style-name="Fonteparág.padrão" style:family="text">
      <style:text-properties style:font-name="Times New Roman" style:font-name-complex="Times New Roman"/>
    </style:style>
    <style:style style:name="P58" style:parent-style-name="Textoprincipal" style:family="paragraph">
      <style:text-properties style:font-name="Times New Roman" style:font-name-complex="Times New Roman"/>
    </style:style>
    <style:style style:name="T59" style:parent-style-name="Fonteparág.padrão" style:family="text">
      <style:text-properties style:font-name="Times New Roman" style:font-name-complex="Times New Roman" fo:color="#00000A"/>
    </style:style>
    <style:style style:name="P60" style:parent-style-name="Textoprincipal" style:family="paragraph">
      <style:text-properties style:font-name="Times New Roman" style:font-name-complex="Times New Roman"/>
    </style:style>
    <style:style style:name="T61" style:parent-style-name="Fonteparág.padrão" style:family="text">
      <style:text-properties style:font-name="Times New Roman" style:font-name-complex="Times New Roman"/>
    </style:style>
    <style:style style:name="P62" style:parent-style-name="Textoprincipal" style:family="paragraph">
      <style:text-properties style:font-name="Times New Roman" style:font-name-complex="Times New Roman"/>
    </style:style>
    <style:style style:name="T63" style:parent-style-name="Fonteparág.padrão" style:family="text">
      <style:text-properties style:font-name="Times New Roman" style:font-name-complex="Times New Roman"/>
    </style:style>
    <style:style style:name="P64" style:parent-style-name="Textoprincipal" style:family="paragraph">
      <style:text-properties style:font-name="Times New Roman" style:font-name-complex="Times New Roman"/>
    </style:style>
    <style:style style:name="T65" style:parent-style-name="Fonteparág.padrão" style:family="text">
      <style:text-properties style:font-name="Times New Roman" style:font-name-complex="Times New Roman" fo:color="#00000A"/>
    </style:style>
    <style:style style:name="T66" style:parent-style-name="Fonteparág.padrão" style:family="text">
      <style:text-properties style:font-name="Times New Roman" style:font-name-complex="Times New Roman" fo:color="#009E00"/>
    </style:style>
    <style:style style:name="P67" style:parent-style-name="Textoprincipal" style:family="paragraph">
      <style:text-properties style:font-name="Times New Roman" style:font-name-complex="Times New Roman"/>
    </style:style>
    <style:style style:name="T68" style:parent-style-name="Fonteparág.padrão" style:family="text">
      <style:text-properties style:font-name="Times New Roman" style:font-name-complex="Times New Roman"/>
    </style:style>
    <style:style style:name="P69" style:parent-style-name="Textoprincipal" style:family="paragraph">
      <style:text-properties style:font-name="Times New Roman" style:font-name-complex="Times New Roman"/>
    </style:style>
    <style:style style:name="T70" style:parent-style-name="Fonteparág.padrão" style:family="text">
      <style:text-properties style:font-name="Times New Roman" style:font-name-complex="Times New Roman" fo:color="#00000A"/>
    </style:style>
    <style:style style:name="P71" style:parent-style-name="Textoprincipal" style:family="paragraph">
      <style:text-properties style:font-name="Times New Roman" style:font-name-complex="Times New Roman" fo:color="#00000A"/>
    </style:style>
    <style:style style:name="T72" style:parent-style-name="Fonteparág.padrão" style:family="text">
      <style:text-properties style:font-name="Times New Roman" style:font-name-complex="Times New Roman"/>
    </style:style>
    <style:style style:name="T73" style:parent-style-name="Fonteparág.padrão" style:family="text">
      <style:text-properties style:font-name="Times New Roman" style:font-name-complex="Times New Roman"/>
    </style:style>
    <style:style style:name="T74" style:parent-style-name="Fonteparág.padrão" style:family="text">
      <style:text-properties style:font-name="Times New Roman" style:font-name-complex="Times New Roman" fo:color="#00000A"/>
    </style:style>
    <style:style style:name="T75" style:parent-style-name="Fonteparág.padrão" style:family="text">
      <style:text-properties style:font-name="Times New Roman" style:font-name-complex="Times New Roman" fo:color="#00000A"/>
    </style:style>
    <style:style style:name="T76" style:parent-style-name="Fonteparág.padrão" style:family="text">
      <style:text-properties style:font-name="Times New Roman" style:font-name-complex="Times New Roman" fo:color="#00000A"/>
    </style:style>
    <style:style style:name="T77" style:parent-style-name="Fonteparág.padrão" style:family="text">
      <style:text-properties style:font-name="Times New Roman" style:font-name-complex="Times New Roman" fo:color="#00000A"/>
    </style:style>
    <style:style style:name="P78" style:parent-style-name="Textoprincipal" style:family="paragraph">
      <style:text-properties style:font-name="Times New Roman" style:font-name-complex="Times New Roman" fo:color="#00000A"/>
    </style:style>
    <style:style style:name="T79" style:parent-style-name="Fonteparág.padrão" style:family="text">
      <style:text-properties style:font-name="Times New Roman" style:font-name-complex="Times New Roman" fo:color="#00000A"/>
    </style:style>
    <style:style style:name="T80" style:parent-style-name="Fonteparág.padrão" style:family="text">
      <style:text-properties style:font-name="Times New Roman" style:font-name-complex="Times New Roman" fo:color="#00000A"/>
    </style:style>
    <style:style style:name="T81" style:parent-style-name="Fonteparág.padrão" style:family="text">
      <style:text-properties style:font-name="Times New Roman" style:font-name-complex="Times New Roman" fo:color="#00000A"/>
    </style:style>
    <style:style style:name="P82" style:parent-style-name="Textoprincipal" style:family="paragraph">
      <style:text-properties style:font-name="Times New Roman" style:font-name-complex="Times New Roman" fo:color="#00000A"/>
    </style:style>
    <style:style style:name="T83" style:parent-style-name="Fonteparág.padrão" style:family="text">
      <style:text-properties style:font-name="Times New Roman" style:font-name-complex="Times New Roman" fo:color="#00000A"/>
    </style:style>
    <style:style style:name="T84" style:parent-style-name="Fonteparág.padrão" style:family="text">
      <style:text-properties style:font-name="Times New Roman" style:font-name-complex="Times New Roman" fo:color="#00000A"/>
    </style:style>
    <style:style style:name="T85" style:parent-style-name="Fonteparág.padrão" style:family="text">
      <style:text-properties style:font-name="Times New Roman" style:font-name-complex="Times New Roman" fo:color="#00000A"/>
    </style:style>
    <style:style style:name="P86" style:parent-style-name="Textoprincipal" style:family="paragraph">
      <style:text-properties style:font-name="Times New Roman" style:font-name-complex="Times New Roman" fo:color="#00000A"/>
    </style:style>
    <style:style style:name="T87" style:parent-style-name="Fonteparág.padrão" style:family="text">
      <style:text-properties style:font-name="Times New Roman" style:font-name-complex="Times New Roman" fo:color="#00000A"/>
    </style:style>
    <style:style style:name="P88" style:parent-style-name="Textoprincipal" style:family="paragraph">
      <style:text-properties style:font-name="Times New Roman" style:font-name-complex="Times New Roman" fo:color="#00000A"/>
    </style:style>
    <style:style style:name="T89" style:parent-style-name="Fonteparág.padrão" style:family="text">
      <style:text-properties style:font-name="Times New Roman" style:font-name-complex="Times New Roman" fo:color="#00000A"/>
    </style:style>
    <style:style style:name="T90" style:parent-style-name="Fonteparág.padrão" style:family="text">
      <style:text-properties style:font-name="Times New Roman" style:font-name-complex="Times New Roman" fo:color="#009E00"/>
    </style:style>
    <style:style style:name="P91" style:parent-style-name="Textoprincipal" style:family="paragraph">
      <style:text-properties style:font-name="Times New Roman" style:font-name-complex="Times New Roman"/>
    </style:style>
    <style:style style:name="T92" style:parent-style-name="Fonteparág.padrão" style:family="text">
      <style:text-properties style:font-name="Times New Roman" style:font-name-complex="Times New Roman"/>
    </style:style>
    <style:style style:name="T93" style:parent-style-name="Fonteparág.padrão" style:family="text">
      <style:text-properties style:font-name="Times New Roman" style:font-name-complex="Times New Roman" fo:color="#00000A"/>
    </style:style>
    <style:style style:name="P94" style:parent-style-name="Textoprincipal" style:family="paragraph">
      <style:text-properties style:font-name="Times New Roman" style:font-name-complex="Times New Roman"/>
    </style:style>
    <style:style style:name="T95" style:parent-style-name="Fonteparág.padrão" style:family="text">
      <style:text-properties style:font-name="Times New Roman" style:font-name-complex="Times New Roman"/>
    </style:style>
    <style:style style:name="T96" style:parent-style-name="Fonteparág.padrão" style:family="text">
      <style:text-properties style:font-name="Times New Roman" style:font-name-complex="Times New Roman"/>
    </style:style>
    <style:style style:name="T97" style:parent-style-name="Fonteparág.padrão" style:family="text">
      <style:text-properties style:font-name="Times New Roman" style:font-name-complex="Times New Roman" fo:font-style="italic" style:font-style-asian="italic" style:font-style-complex="italic"/>
    </style:style>
    <style:style style:name="T98" style:parent-style-name="Fonteparág.padrão" style:family="text">
      <style:text-properties style:font-name="Times New Roman" style:font-name-complex="Times New Roman"/>
    </style:style>
    <style:style style:name="T99" style:parent-style-name="Fonteparág.padrão" style:family="text">
      <style:text-properties style:font-name="Times New Roman" style:font-name-complex="Times New Roman"/>
    </style:style>
    <style:style style:name="T100" style:parent-style-name="Fonteparág.padrão" style:family="text">
      <style:text-properties style:font-name="Times New Roman" style:font-name-complex="Times New Roman" fo:font-style="italic" style:font-style-asian="italic" style:font-style-complex="italic"/>
    </style:style>
    <style:style style:name="T101" style:parent-style-name="Fonteparág.padrão" style:family="text">
      <style:text-properties style:font-name="Times New Roman" style:font-name-complex="Times New Roman"/>
    </style:style>
    <style:style style:name="T102" style:parent-style-name="Fonteparág.padrão" style:family="text">
      <style:text-properties style:font-name="Times New Roman" style:font-name-complex="Times New Roman"/>
    </style:style>
    <style:style style:name="T103" style:parent-style-name="Fonteparág.padrão" style:family="text">
      <style:text-properties style:font-name="Times New Roman" style:font-name-complex="Times New Roman"/>
    </style:style>
    <style:style style:name="T104" style:parent-style-name="Fonteparág.padrão" style:family="text">
      <style:text-properties style:font-name="Times New Roman" style:font-name-complex="Times New Roman"/>
    </style:style>
    <style:style style:name="P105" style:parent-style-name="Textoprincipal" style:family="paragraph">
      <style:text-properties style:font-name="Times New Roman" style:font-name-complex="Times New Roman"/>
    </style:style>
    <style:style style:name="T106" style:parent-style-name="Fonteparág.padrão" style:family="text">
      <style:text-properties style:font-name="Times New Roman" style:font-name-complex="Times New Roman"/>
    </style:style>
    <style:style style:name="T107" style:parent-style-name="Fonteparág.padrão" style:family="text">
      <style:text-properties style:font-name="Times New Roman" style:font-name-complex="Times New Roman"/>
    </style:style>
    <style:style style:name="T108" style:parent-style-name="Fonteparág.padrão" style:family="text">
      <style:text-properties style:font-name="Times New Roman" style:font-name-complex="Times New Roman"/>
    </style:style>
    <style:style style:name="T109" style:parent-style-name="Fonteparág.padrão" style:family="text">
      <style:text-properties style:font-name="Times New Roman" style:font-name-complex="Times New Roman"/>
    </style:style>
    <style:style style:name="P110" style:parent-style-name="Textoprincipal" style:family="paragraph">
      <style:text-properties style:font-name="Times New Roman" style:font-name-complex="Times New Roman"/>
    </style:style>
    <style:style style:name="T111" style:parent-style-name="Fonteparág.padrão" style:family="text">
      <style:text-properties style:font-name="Times New Roman" style:font-name-complex="Times New Roman"/>
    </style:style>
    <style:style style:name="T112" style:parent-style-name="Fonteparág.padrão" style:family="text">
      <style:text-properties style:font-name="Times New Roman" style:font-name-complex="Times New Roman"/>
    </style:style>
    <style:style style:name="P113" style:parent-style-name="Textoprincipal" style:family="paragraph">
      <style:text-properties style:font-name="Times New Roman" style:font-name-complex="Times New Roman"/>
    </style:style>
    <style:style style:name="T114" style:parent-style-name="Fonteparág.padrão" style:family="text">
      <style:text-properties style:font-name="Times New Roman" style:font-name-complex="Times New Roman"/>
    </style:style>
    <style:style style:name="P115" style:parent-style-name="Textoprincipal" style:family="paragraph">
      <style:text-properties style:font-name="Times New Roman" style:font-name-complex="Times New Roman"/>
    </style:style>
    <style:style style:name="T116" style:parent-style-name="Fonteparág.padrão" style:family="text">
      <style:text-properties style:font-name="Times New Roman" style:font-name-complex="Times New Roman" fo:color="#00000A"/>
    </style:style>
    <style:style style:name="P117" style:parent-style-name="Textoprincipal" style:family="paragraph">
      <style:text-properties style:font-name="Times New Roman" style:font-name-complex="Times New Roman"/>
    </style:style>
    <style:style style:name="T118" style:parent-style-name="Fonteparág.padrão" style:family="text">
      <style:text-properties style:font-name="Times New Roman" style:font-name-complex="Times New Roman"/>
    </style:style>
    <style:style style:name="T119" style:parent-style-name="Fonteparág.padrão" style:family="text">
      <style:text-properties style:font-name="Times New Roman" style:font-name-complex="Times New Roman"/>
    </style:style>
    <style:style style:name="T120" style:parent-style-name="Fonteparág.padrão" style:family="text">
      <style:text-properties style:font-name="Times New Roman" style:font-name-complex="Times New Roman"/>
    </style:style>
    <style:style style:name="P121" style:parent-style-name="Textoprincipal" style:family="paragraph">
      <style:text-properties style:font-name="Times New Roman" style:font-name-complex="Times New Roman"/>
    </style:style>
    <style:style style:name="T122" style:parent-style-name="Fonteparág.padrão" style:family="text">
      <style:text-properties style:font-name="Times New Roman" style:font-name-complex="Times New Roman"/>
    </style:style>
    <style:style style:name="P123" style:parent-style-name="Textoprincipal" style:family="paragraph">
      <style:text-properties style:font-name="Times New Roman" style:font-name-complex="Times New Roman"/>
    </style:style>
    <style:style style:name="T124" style:parent-style-name="Fonteparág.padrão" style:family="text">
      <style:text-properties style:font-name="Times New Roman" style:font-name-complex="Times New Roman"/>
    </style:style>
    <style:style style:name="P125" style:parent-style-name="Textoprincipal" style:family="paragraph">
      <style:text-properties style:font-name="Times New Roman" style:font-name-complex="Times New Roman"/>
    </style:style>
    <style:style style:name="T126" style:parent-style-name="Fonteparág.padrão" style:family="text">
      <style:text-properties style:font-name="Times New Roman" style:font-name-complex="Times New Roman"/>
    </style:style>
    <style:style style:name="P127" style:parent-style-name="Textoprincipal" style:family="paragraph">
      <style:text-properties style:font-name="Times New Roman" style:font-name-complex="Times New Roman"/>
    </style:style>
    <style:style style:name="T128" style:parent-style-name="Fonteparág.padrão" style:family="text">
      <style:text-properties style:font-name="Times New Roman" style:font-name-complex="Times New Roman"/>
    </style:style>
    <style:style style:name="P129" style:parent-style-name="Textoprincipal" style:family="paragraph">
      <style:text-properties style:font-name="Times New Roman" style:font-name-complex="Times New Roman"/>
    </style:style>
    <style:style style:name="T130" style:parent-style-name="Fonteparág.padrão" style:family="text">
      <style:text-properties style:font-name="Times New Roman" style:font-name-complex="Times New Roman"/>
    </style:style>
    <style:style style:name="P131" style:parent-style-name="Textoprincipal" style:family="paragraph">
      <style:text-properties style:font-name="Times New Roman" style:font-name-complex="Times New Roman"/>
    </style:style>
    <style:style style:name="T132" style:parent-style-name="Fonteparág.padrão" style:family="text">
      <style:text-properties style:font-name="Times New Roman" style:font-name-complex="Times New Roman"/>
    </style:style>
    <style:style style:name="P133" style:parent-style-name="Textoprincipal" style:family="paragraph">
      <style:text-properties style:font-name="Times New Roman" style:font-name-complex="Times New Roman"/>
    </style:style>
    <style:style style:name="T134" style:parent-style-name="Fonteparág.padrão" style:family="text">
      <style:text-properties style:font-name="Times New Roman" style:font-name-complex="Times New Roman"/>
    </style:style>
    <style:style style:name="P135" style:parent-style-name="Textoprincipal" style:family="paragraph">
      <style:text-properties style:font-name="Times New Roman" style:font-name-complex="Times New Roman"/>
    </style:style>
    <style:style style:name="T136" style:parent-style-name="Fonteparág.padrão" style:family="text">
      <style:text-properties style:font-name="Times New Roman" style:font-name-complex="Times New Roman"/>
    </style:style>
    <style:style style:name="P137" style:parent-style-name="Textoprincipal" style:family="paragraph">
      <style:text-properties style:font-name="Times New Roman" style:font-name-complex="Times New Roman"/>
    </style:style>
    <style:style style:name="T138" style:parent-style-name="Fonteparág.padrão" style:family="text">
      <style:text-properties style:font-name="Times New Roman" style:font-name-complex="Times New Roman" fo:color="#00000A"/>
    </style:style>
    <style:style style:name="P139" style:parent-style-name="Textoprincipal" style:family="paragraph">
      <style:text-properties style:font-name="Times New Roman" style:font-name-complex="Times New Roman"/>
    </style:style>
    <style:style style:name="T140" style:parent-style-name="Fonteparág.padrão" style:family="text">
      <style:text-properties style:font-name="Times New Roman" style:font-name-complex="Times New Roman"/>
    </style:style>
    <style:style style:name="P141" style:parent-style-name="Textoprincipal" style:family="paragraph">
      <style:text-properties style:font-name="Times New Roman" style:font-name-complex="Times New Roman"/>
    </style:style>
    <style:style style:name="T142" style:parent-style-name="Fonteparág.padrão" style:family="text">
      <style:text-properties style:font-name="Times New Roman" style:font-name-complex="Times New Roman"/>
    </style:style>
    <style:style style:name="P143" style:parent-style-name="Textoprincipal" style:family="paragraph">
      <style:text-properties style:font-name="Times New Roman" style:font-name-complex="Times New Roman"/>
    </style:style>
    <style:style style:name="T144" style:parent-style-name="Fonteparág.padrão" style:family="text">
      <style:text-properties style:font-name="Times New Roman" style:font-name-complex="Times New Roman"/>
    </style:style>
    <style:style style:name="P145" style:parent-style-name="Textoprincipal" style:family="paragraph">
      <style:text-properties style:font-name="Times New Roman" style:font-name-complex="Times New Roman"/>
    </style:style>
    <style:style style:name="T146" style:parent-style-name="Fonteparág.padrão" style:family="text">
      <style:text-properties style:font-name="Times New Roman" style:font-name-complex="Times New Roman" fo:color="#00000A"/>
    </style:style>
    <style:style style:name="P147" style:parent-style-name="Textoprincipal" style:family="paragraph">
      <style:text-properties style:font-name="Times New Roman" style:font-name-complex="Times New Roman" fo:color="#00000A"/>
    </style:style>
    <style:style style:name="T148" style:parent-style-name="Fonteparág.padrão" style:family="text">
      <style:text-properties style:font-name="Times New Roman" style:font-name-complex="Times New Roman"/>
    </style:style>
    <style:style style:name="P149" style:parent-style-name="Textoprincipal" style:family="paragraph">
      <style:text-properties style:font-name="Times New Roman" style:font-name-complex="Times New Roman"/>
    </style:style>
    <style:style style:name="T150" style:parent-style-name="Fonteparág.padrão" style:family="text">
      <style:text-properties style:font-name="Times New Roman" style:font-name-complex="Times New Roman" fo:color="#00000A"/>
    </style:style>
    <style:style style:name="T151" style:parent-style-name="Fonteparág.padrão" style:family="text">
      <style:text-properties style:font-name="Times New Roman" style:font-name-complex="Times New Roman" fo:font-style="italic" style:font-style-asian="italic" style:font-style-complex="italic" fo:color="#00000A"/>
    </style:style>
    <style:style style:name="T152" style:parent-style-name="Fonteparág.padrão" style:family="text">
      <style:text-properties style:font-name="Times New Roman" style:font-name-complex="Times New Roman" fo:color="#00000A"/>
    </style:style>
    <style:style style:name="P153" style:parent-style-name="Textoprincipal" style:family="paragraph">
      <style:text-properties style:font-name="Times New Roman" style:font-name-complex="Times New Roman" fo:color="#00000A"/>
    </style:style>
    <style:style style:name="T154" style:parent-style-name="Fonteparág.padrão" style:family="text">
      <style:text-properties style:font-name="Times New Roman" style:font-name-complex="Times New Roman" fo:color="#00000A"/>
    </style:style>
    <style:style style:name="P155" style:parent-style-name="Textoprincipal" style:family="paragraph">
      <style:text-properties style:font-name="Times New Roman" style:font-name-complex="Times New Roman" fo:color="#00000A"/>
    </style:style>
    <style:style style:name="T156" style:parent-style-name="Fonteparág.padrão" style:family="text">
      <style:text-properties style:font-name="Times New Roman" style:font-name-complex="Times New Roman" fo:color="#00000A"/>
    </style:style>
    <style:style style:name="P157" style:parent-style-name="Textoprincipal" style:family="paragraph">
      <style:text-properties style:font-name="Times New Roman" style:font-name-complex="Times New Roman"/>
    </style:style>
    <style:style style:name="T158" style:parent-style-name="Fonteparág.padrão" style:family="text">
      <style:text-properties style:font-name="Times New Roman" style:font-name-complex="Times New Roman"/>
    </style:style>
    <style:style style:name="P159" style:parent-style-name="Textoprincipal" style:family="paragraph">
      <style:text-properties style:font-name="Times New Roman" style:font-name-complex="Times New Roman"/>
    </style:style>
    <style:style style:name="T160" style:parent-style-name="Fonteparág.padrão" style:family="text">
      <style:text-properties style:font-name="Times New Roman" style:font-name-complex="Times New Roman"/>
    </style:style>
    <style:style style:name="T161" style:parent-style-name="Fonteparág.padrão" style:family="text">
      <style:text-properties style:font-name="Times New Roman" style:font-name-complex="Times New Roman"/>
    </style:style>
    <style:style style:name="T162" style:parent-style-name="Fonteparág.padrão" style:family="text">
      <style:text-properties style:font-name="Times New Roman" style:font-name-complex="Times New Roman"/>
    </style:style>
    <style:style style:name="P163" style:parent-style-name="Textoprincipal" style:family="paragraph">
      <style:text-properties style:font-name="Times New Roman" style:font-name-complex="Times New Roman"/>
    </style:style>
    <style:style style:name="T164" style:parent-style-name="Fonteparág.padrão" style:family="text">
      <style:text-properties style:font-name="Times New Roman" style:font-name-complex="Times New Roman"/>
    </style:style>
    <style:style style:name="P165" style:parent-style-name="Textoprincipal" style:family="paragraph">
      <style:text-properties style:font-name="Times New Roman" style:font-name-complex="Times New Roman"/>
    </style:style>
    <style:style style:name="T166" style:parent-style-name="Fonteparág.padrão" style:family="text">
      <style:text-properties style:font-name="Times New Roman" style:font-name-complex="Times New Roman" fo:color="#00000A"/>
    </style:style>
    <style:style style:name="T167" style:parent-style-name="Fonteparág.padrão" style:family="text">
      <style:text-properties style:font-name="Times New Roman" style:font-name-complex="Times New Roman" fo:color="#00000A"/>
    </style:style>
    <style:style style:name="T168" style:parent-style-name="Fonteparág.padrão" style:family="text">
      <style:text-properties style:font-name="Times New Roman" style:font-name-complex="Times New Roman" fo:color="#00000A"/>
    </style:style>
    <style:style style:name="T169" style:parent-style-name="Fonteparág.padrão" style:family="text">
      <style:text-properties style:font-name="Times New Roman" style:font-name-complex="Times New Roman" fo:color="#00000A"/>
    </style:style>
    <style:style style:name="P170" style:parent-style-name="Textoprincipal" style:family="paragraph">
      <style:text-properties style:font-name="Times New Roman" style:font-name-complex="Times New Roman" fo:color="#00000A"/>
    </style:style>
    <style:style style:name="T171" style:parent-style-name="Fonteparág.padrão" style:family="text">
      <style:text-properties style:font-name="Times New Roman" style:font-name-complex="Times New Roman" fo:color="#00000A"/>
    </style:style>
    <style:style style:name="P172" style:parent-style-name="Textoprincipal" style:family="paragraph">
      <style:text-properties style:font-name="Times New Roman" style:font-name-complex="Times New Roman" fo:color="#00000A"/>
    </style:style>
    <style:style style:name="T173" style:parent-style-name="Fonteparág.padrão" style:family="text">
      <style:text-properties style:font-name="Times New Roman" style:font-name-complex="Times New Roman" fo:color="#00000A"/>
    </style:style>
    <style:style style:name="T174" style:parent-style-name="Fonteparág.padrão" style:family="text">
      <style:text-properties style:font-name="Times New Roman" style:font-name-complex="Times New Roman" fo:color="#00000A"/>
    </style:style>
    <style:style style:name="P175" style:parent-style-name="Textoprincipal" style:family="paragraph">
      <style:text-properties style:font-name="Times New Roman" style:font-name-complex="Times New Roman" fo:color="#00000A"/>
    </style:style>
    <style:style style:name="T176" style:parent-style-name="Fonteparág.padrão" style:family="text">
      <style:text-properties style:font-name="Times New Roman" style:font-name-complex="Times New Roman" fo:color="#00000A"/>
    </style:style>
    <style:style style:name="T177" style:parent-style-name="Fonteparág.padrão" style:family="text">
      <style:text-properties style:font-name="Times New Roman" style:font-name-complex="Times New Roman" fo:color="#00000A"/>
    </style:style>
    <style:style style:name="T178" style:parent-style-name="Fonteparág.padrão" style:family="text">
      <style:text-properties style:font-name="Times New Roman" style:font-name-complex="Times New Roman" fo:color="#00000A"/>
    </style:style>
    <style:style style:name="T179" style:parent-style-name="Fonteparág.padrão" style:family="text">
      <style:text-properties style:font-name="Times New Roman" style:font-name-complex="Times New Roman" fo:color="#00000A"/>
    </style:style>
    <style:style style:name="T180" style:parent-style-name="Fonteparág.padrão" style:family="text">
      <style:text-properties style:font-name="Times New Roman" style:font-name-complex="Times New Roman" fo:color="#00000A"/>
    </style:style>
    <style:style style:name="T181" style:parent-style-name="Fonteparág.padrão" style:family="text">
      <style:text-properties style:font-name="Times New Roman" style:font-name-complex="Times New Roman" fo:color="#00000A"/>
    </style:style>
    <style:style style:name="T182" style:parent-style-name="Fonteparág.padrão" style:family="text">
      <style:text-properties style:font-name="Times New Roman" style:font-name-complex="Times New Roman" fo:color="#00000A"/>
    </style:style>
    <style:style style:name="T183" style:parent-style-name="Fonteparág.padrão" style:family="text">
      <style:text-properties style:font-name="Times New Roman" style:font-name-complex="Times New Roman" fo:color="#00000A"/>
    </style:style>
    <style:style style:name="T184" style:parent-style-name="Fonteparág.padrão" style:family="text">
      <style:text-properties style:font-name="Times New Roman" style:font-name-complex="Times New Roman" fo:color="#00000A"/>
    </style:style>
    <style:style style:name="T185" style:parent-style-name="Fonteparág.padrão" style:family="text">
      <style:text-properties style:font-name="Times New Roman" style:font-name-complex="Times New Roman" fo:color="#00000A"/>
    </style:style>
    <style:style style:name="T186" style:parent-style-name="Fonteparág.padrão" style:family="text">
      <style:text-properties style:font-name="Times New Roman" style:font-name-complex="Times New Roman" fo:color="#00000A"/>
    </style:style>
    <style:style style:name="P187" style:parent-style-name="Textoprincipal" style:family="paragraph">
      <style:paragraph-properties fo:margin-left="0.1965in">
        <style:tab-stops/>
      </style:paragraph-properties>
    </style:style>
    <style:style style:name="T188" style:parent-style-name="Fonteparág.padrão" style:family="text">
      <style:text-properties style:font-name="Times New Roman" style:font-name-complex="Times New Roman" fo:color="#00000A"/>
    </style:style>
    <style:style style:name="P189" style:parent-style-name="Textoprincipal" style:family="paragraph">
      <style:paragraph-properties fo:margin-left="0.1965in">
        <style:tab-stops/>
      </style:paragraph-properties>
    </style:style>
    <style:style style:name="T190" style:parent-style-name="Fonteparág.padrão" style:family="text">
      <style:text-properties style:font-name="Times New Roman" style:font-name-complex="Times New Roman" fo:color="#00000A"/>
    </style:style>
    <style:style style:name="P191" style:parent-style-name="Textoprincipal" style:family="paragraph">
      <style:paragraph-properties fo:margin-left="0.1965in">
        <style:tab-stops/>
      </style:paragraph-properties>
    </style:style>
    <style:style style:name="T192" style:parent-style-name="Fonteparág.padrão" style:family="text">
      <style:text-properties style:font-name="Times New Roman" style:font-name-complex="Times New Roman" fo:color="#00000A"/>
    </style:style>
    <style:style style:name="T193" style:parent-style-name="Fonteparág.padrão" style:family="text">
      <style:text-properties style:font-name="Times New Roman" style:font-name-complex="Times New Roman" fo:color="#00000A"/>
    </style:style>
    <style:style style:name="T194" style:parent-style-name="Fonteparág.padrão" style:family="text">
      <style:text-properties style:font-name="Times New Roman" style:font-name-complex="Times New Roman" fo:color="#00000A"/>
    </style:style>
    <style:style style:name="T195" style:parent-style-name="Fonteparág.padrão" style:family="text">
      <style:text-properties style:font-name="Times New Roman" style:font-name-complex="Times New Roman" fo:color="#00000A"/>
    </style:style>
    <style:style style:name="T196" style:parent-style-name="Fonteparág.padrão" style:family="text">
      <style:text-properties style:font-name="Times New Roman" style:font-name-complex="Times New Roman" fo:color="#00000A"/>
    </style:style>
    <style:style style:name="P197" style:parent-style-name="Textoprincipal" style:family="paragraph">
      <style:text-properties style:font-name="Times New Roman" style:font-name-complex="Times New Roman" fo:color="#00000A"/>
    </style:style>
    <style:style style:name="T198" style:parent-style-name="Fonteparág.padrão" style:family="text">
      <style:text-properties style:font-name="Times New Roman" style:font-name-complex="Times New Roman" fo:color="#00000A"/>
    </style:style>
    <style:style style:name="T199" style:parent-style-name="Fonteparág.padrão" style:family="text">
      <style:text-properties style:font-name="Times New Roman" style:font-name-complex="Times New Roman" fo:color="#00000A"/>
    </style:style>
    <style:style style:name="T200" style:parent-style-name="Fonteparág.padrão" style:family="text">
      <style:text-properties style:font-name="Times New Roman" style:font-name-complex="Times New Roman" fo:color="#00000A"/>
    </style:style>
    <style:style style:name="T201" style:parent-style-name="Fonteparág.padrão" style:family="text">
      <style:text-properties style:font-name="Times New Roman" style:font-name-complex="Times New Roman" fo:color="#00000A"/>
    </style:style>
    <style:style style:name="T202" style:parent-style-name="Fonteparág.padrão" style:family="text">
      <style:text-properties style:font-name="Times New Roman" style:font-name-complex="Times New Roman" fo:color="#00000A"/>
    </style:style>
    <style:style style:name="T203" style:parent-style-name="Fonteparág.padrão" style:family="text">
      <style:text-properties style:font-name="Times New Roman" style:font-name-complex="Times New Roman" fo:color="#00000A"/>
    </style:style>
    <style:style style:name="T204" style:parent-style-name="Fonteparág.padrão" style:family="text">
      <style:text-properties style:font-name="Times New Roman" style:font-name-complex="Times New Roman" fo:color="#00000A"/>
    </style:style>
    <style:style style:name="T205" style:parent-style-name="Fonteparág.padrão" style:family="text">
      <style:text-properties style:font-name="Times New Roman" style:font-name-complex="Times New Roman" fo:color="#00000A"/>
    </style:style>
    <style:style style:name="T206" style:parent-style-name="Fonteparág.padrão" style:family="text">
      <style:text-properties style:font-name="Times New Roman" style:font-name-complex="Times New Roman" fo:color="#00000A"/>
    </style:style>
    <style:style style:name="T207" style:parent-style-name="Fonteparág.padrão" style:family="text">
      <style:text-properties style:font-name="Times New Roman" style:font-name-complex="Times New Roman" fo:color="#00000A"/>
    </style:style>
    <style:style style:name="P208" style:parent-style-name="Textoprincipal" style:family="paragraph">
      <style:text-properties style:font-name="Times New Roman" style:font-name-complex="Times New Roman" fo:color="#00000A"/>
    </style:style>
    <style:style style:name="T209" style:parent-style-name="Fonteparág.padrão" style:family="text">
      <style:text-properties style:font-name="Times New Roman" style:font-name-complex="Times New Roman" fo:color="#00000A"/>
    </style:style>
    <style:style style:name="T210" style:parent-style-name="Fonteparág.padrão" style:family="text">
      <style:text-properties style:font-name="Times New Roman" style:font-name-complex="Times New Roman" fo:color="#00000A"/>
    </style:style>
    <style:style style:name="T211" style:parent-style-name="Fonteparág.padrão" style:family="text">
      <style:text-properties style:font-name="Times New Roman" style:font-name-complex="Times New Roman" fo:color="#00000A"/>
    </style:style>
    <style:style style:name="T212" style:parent-style-name="Fonteparág.padrão" style:family="text">
      <style:text-properties style:font-name="Times New Roman" style:font-name-complex="Times New Roman" fo:color="#00000A"/>
    </style:style>
    <style:style style:name="T213" style:parent-style-name="Fonteparág.padrão" style:family="text">
      <style:text-properties style:font-name="Times New Roman" style:font-name-complex="Times New Roman" fo:color="#00000A"/>
    </style:style>
    <style:style style:name="T214" style:parent-style-name="Fonteparág.padrão" style:family="text">
      <style:text-properties style:font-name="Times New Roman" style:font-name-complex="Times New Roman" fo:color="#00000A"/>
    </style:style>
    <style:style style:name="T215" style:parent-style-name="Fonteparág.padrão" style:family="text">
      <style:text-properties style:font-name="Times New Roman" style:font-name-complex="Times New Roman" fo:color="#00000A"/>
    </style:style>
    <style:style style:name="T216" style:parent-style-name="Fonteparág.padrão" style:family="text">
      <style:text-properties style:font-name="Times New Roman" style:font-name-complex="Times New Roman" fo:color="#00000A"/>
    </style:style>
    <style:style style:name="T217" style:parent-style-name="Fonteparág.padrão" style:family="text">
      <style:text-properties style:font-name="Times New Roman" style:font-name-complex="Times New Roman" fo:color="#00000A"/>
    </style:style>
    <style:style style:name="P218" style:parent-style-name="Textoprincipal" style:family="paragraph">
      <style:text-properties style:font-name="Times New Roman" style:font-name-complex="Times New Roman" fo:color="#00000A"/>
    </style:style>
    <style:style style:name="T219" style:parent-style-name="Fonteparág.padrão" style:family="text">
      <style:text-properties style:font-name="Times New Roman" style:font-name-complex="Times New Roman" fo:color="#00000A"/>
    </style:style>
    <style:style style:name="T220" style:parent-style-name="Fonteparág.padrão" style:family="text">
      <style:text-properties style:font-name="Times New Roman" style:font-name-complex="Times New Roman" fo:color="#00000A"/>
    </style:style>
    <style:style style:name="T221" style:parent-style-name="Fonteparág.padrão" style:family="text">
      <style:text-properties style:font-name="Times New Roman" style:font-name-complex="Times New Roman" fo:color="#00000A"/>
    </style:style>
    <style:style style:name="T222" style:parent-style-name="Fonteparág.padrão" style:family="text">
      <style:text-properties style:font-name="Times New Roman" style:font-name-complex="Times New Roman" fo:color="#00000A"/>
    </style:style>
    <style:style style:name="T223" style:parent-style-name="Fonteparág.padrão" style:family="text">
      <style:text-properties style:font-name="Times New Roman" style:font-name-complex="Times New Roman" fo:color="#00000A"/>
    </style:style>
    <style:style style:name="T224" style:parent-style-name="Fonteparág.padrão" style:family="text">
      <style:text-properties style:font-name="Times New Roman" style:font-name-complex="Times New Roman" fo:color="#00000A"/>
    </style:style>
    <style:style style:name="T225" style:parent-style-name="Fonteparág.padrão" style:family="text">
      <style:text-properties style:font-name="Times New Roman" style:font-name-complex="Times New Roman" fo:color="#00000A"/>
    </style:style>
    <style:style style:name="T226" style:parent-style-name="Fonteparág.padrão" style:family="text">
      <style:text-properties style:font-name="Times New Roman" style:font-name-complex="Times New Roman" fo:color="#00000A"/>
    </style:style>
    <style:style style:name="T227" style:parent-style-name="Fonteparág.padrão" style:family="text">
      <style:text-properties style:font-name="Times New Roman" style:font-name-complex="Times New Roman" fo:color="#00000A"/>
    </style:style>
    <style:style style:name="P228" style:parent-style-name="Textoprincipal" style:family="paragraph">
      <style:text-properties style:font-name="Times New Roman" style:font-name-complex="Times New Roman" fo:color="#00000A"/>
    </style:style>
    <style:style style:name="T229" style:parent-style-name="Fonteparág.padrão" style:family="text">
      <style:text-properties style:font-name="Times New Roman" style:font-name-complex="Times New Roman" fo:color="#00000A"/>
    </style:style>
    <style:style style:name="T230" style:parent-style-name="Fonteparág.padrão" style:family="text">
      <style:text-properties style:font-name="Times New Roman" style:font-name-complex="Times New Roman" fo:color="#00000A"/>
    </style:style>
    <style:style style:name="T231" style:parent-style-name="Fonteparág.padrão" style:family="text">
      <style:text-properties style:font-name="Times New Roman" style:font-name-complex="Times New Roman" fo:color="#00000A"/>
    </style:style>
    <style:style style:name="P232" style:parent-style-name="Normal" style:family="paragraph">
      <style:paragraph-properties fo:text-align="center"/>
    </style:style>
    <style:style style:name="P233" style:parent-style-name="Normal" style:family="paragraph">
      <style:paragraph-properties fo:text-align="center"/>
    </style:style>
    <style:style style:name="P234" style:parent-style-name="Normal" style:family="paragraph">
      <style:paragraph-properties fo:text-align="center"/>
    </style:style>
    <style:style style:name="P235" style:parent-style-name="Normal" style:family="paragraph">
      <style:paragraph-properties fo:text-align="center"/>
    </style:style>
    <style:style style:name="P236" style:parent-style-name="Normal" style:family="paragraph">
      <style:paragraph-properties fo:text-align="center"/>
    </style:style>
    <style:style style:name="P237" style:parent-style-name="Normal" style:family="paragraph">
      <style:paragraph-properties fo:text-align="center"/>
    </style:style>
    <style:style style:name="P238" style:parent-style-name="Normal" style:family="paragraph">
      <style:paragraph-properties fo:text-align="center"/>
    </style:style>
    <style:style style:name="P239" style:parent-style-name="Normal" style:family="paragraph">
      <style:paragraph-properties fo:text-align="center"/>
    </style:style>
    <style:style style:name="P240" style:parent-style-name="Normal" style:family="paragraph">
      <style:paragraph-properties fo:text-align="center"/>
    </style:style>
    <style:style style:name="P241" style:parent-style-name="Normal" style:family="paragraph">
      <style:paragraph-properties fo:text-align="center"/>
    </style:style>
    <style:style style:name="P242" style:parent-style-name="Normal" style:family="paragraph">
      <style:paragraph-properties fo:text-align="center"/>
    </style:style>
    <style:style style:name="P243" style:parent-style-name="Normal" style:family="paragraph">
      <style:paragraph-properties fo:text-align="center"/>
    </style:style>
    <style:style style:name="P244" style:parent-style-name="Normal" style:family="paragraph">
      <style:paragraph-properties fo:text-align="center"/>
    </style:style>
    <style:style style:name="P245" style:parent-style-name="Normal" style:family="paragraph">
      <style:paragraph-properties fo:text-align="center"/>
    </style:style>
    <style:style style:name="P246" style:parent-style-name="Normal" style:family="paragraph">
      <style:paragraph-properties fo:text-align="center"/>
    </style:style>
    <style:style style:name="P247" style:parent-style-name="Normal" style:family="paragraph">
      <style:paragraph-properties fo:text-align="center"/>
    </style:style>
    <style:style style:name="P248" style:parent-style-name="Normal" style:family="paragraph">
      <style:paragraph-properties fo:text-align="center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/>
      <text:p text:style-name="Normal"/>
      <text:p text:style-name="P2"><text:span text:style-name="T3">Regimento Interno das Comissões de Ética de Enfermagem (CEE) da Instituição: Hospital São João Batista-Criciúma/SC</text:span></text:p>
      <text:p text:style-name="P4"/>
      <text:p text:style-name="Textoprincipal"><text:span text:style-name="T5">Aprovado pela Decisão Coren/SC nº 002, de 10 de janeiro de 2006, na 417ª Reunião Ordinária, de 25 de janeiro de 2006, e homologado pela Decisão Cofen nº 014, de 21 de fevereiro de 2006.</text:span></text:p>
      <text:p text:style-name="P6"/>
      <text:p text:style-name="Textoprincipal"><text:span text:style-name="T7">CAPÍTULO I</text:span></text:p>
      <text:p text:style-name="Textoprincipal"><text:span text:style-name="T8">DA NATUREZA E DAS FINALIDADES</text:span></text:p>
      <text:p text:style-name="P9"/>
      <text:p text:style-name="Textoprincipal"><text:span text:style-name="T10">Art. 1º A Comissão de Ética de Enfermagem CEE do Hospital São João Batista de Criciúma rege-se por Regimento próprio aprovado em Assembleia Geral da Categoria, realizada em 28/03/2016, atendendo a determinação da Decisão Coren/SC nº 002/2006. O Regimento Interno da Comissão de Ética de Enfermagem da Instituição Hospital São João Batista foi aprovado e homologado pelo Plenário do Conselho Regional de Enfermagem de Santa Catarina (Coren/SC), em sua 1° Reunião Ordinária, de 25 de julho de 2019.</text:span></text:p>
      <text:p text:style-name="Textoprincipal"><text:span text:style-name="T11"><text:line-break/>Art. 2º A CEE é um órgão representativo do Coren/SC nas questões éticas dos profissionais da Enfermagem.</text:span></text:p>
      <text:p text:style-name="P12"/>
      <text:p text:style-name="Textoprincipal"><text:span text:style-name="T13">Art. 3º A atuação da CEE limita-se ao exercício ético-legal dos profissionais da Enfermagem nas áreas de assistência, ensino, pesquisa e administração.</text:span></text:p>
      <text:p text:style-name="P14"/>
      <text:p text:style-name="Textoprincipal"><text:span text:style-name="T15">Art. 4º A CEE tem como finalidades: a orientação, a conscientização, o assessoramento, a emissão de pareceres e a compilação de fatos relacionados ao exercício ético-profissional da categoria.</text:span></text:p>
      <text:p text:style-name="P16"/>
      <text:p text:style-name="Textoprincipal"><text:span text:style-name="T17">Parágrafo único: O julgamento e a atribuição de pena são exclusivos do Plenário do Coren/SC e do Cofen.</text:span></text:p>
      <text:p text:style-name="P18"/>
      <text:p text:style-name="Textoprincipal"><text:span text:style-name="T19">Art. 5º A CEE reger-se-á por este regimento, devidamente aprovado em assembleia da categoria e homologado pelo Plenário do Coren/SC.</text:span></text:p>
      <text:p text:style-name="Textoprincipal"><text:span text:style-name="T20">CAPÍTULO II</text:span></text:p>
      <text:p text:style-name="Textoprincipal"><text:span text:style-name="T21">DOS OBJETIVOS</text:span></text:p>
      <text:p text:style-name="P22"/>
      <text:p text:style-name="Textoprincipal"><text:span text:style-name="T23">Art. 6º A CEE tem os seguintes objetivos:</text:span></text:p>
      <text:p text:style-name="Textoprincipal"><text:span text:style-name="T24">I – Divulgar o Código de Ética dos Profissionais de Enfermagem e as demais normas disciplinares e éticas do exercício profissional.</text:span></text:p>
      <text:soft-page-break/>
      <text:p text:style-name="Textoprincipal"><text:span text:style-name="T25">II - Promover e/ou participar de atividades que visem à interpretação do Código de Ética e a sensibilização dos profissionais de Enfermagem em relação ao comportamento ético-profissional.</text:span></text:p>
      <text:p text:style-name="Textoprincipal"><text:span text:style-name="T26">III – Promover e/ou participar de atividades multiprofissionais ligadas à ética.</text:span></text:p>
      <text:p text:style-name="Textoprincipal"><text:span text:style-name="T27">IV – Assessorar e orientar a Direção/Gerência de Enfermagem, membros da equipe, clientes, familiares e demais interessados, sobre questões éticas e as implicações decorrentes de atitudes não éticas.</text:span></text:p>
      <text:p text:style-name="Textoprincipal"><text:span text:style-name="T28">V – Verificar as condições oferecidas pela instituição para o desempenho profissional da categoria.</text:span></text:p>
      <text:p text:style-name="Textoprincipal"><text:span text:style-name="T29">VI – Averiguar denúncias<text:s/></text:span><text:span text:style-name="T30">ou fatos não éticos, fazendo os devidos encaminhamentos.</text:span></text:p>
      <text:p text:style-name="P31"/>
      <text:p text:style-name="Textoprincipal"><text:span text:style-name="T32">CAPÍTULO III</text:span></text:p>
      <text:p text:style-name="Textoprincipal"><text:span text:style-name="T33">DA ORGANIZAÇÃO E COMPOSIÇÃO</text:span></text:p>
      <text:p text:style-name="P34"/>
      <text:p text:style-name="Textoprincipal"><text:span text:style-name="T35">Art. 7º A CEE atende os profissionais da Enfermagem de todas as áreas de trabalho da instituição, no que se refere aos aspectos éticos do exercício da profissão.</text:span></text:p>
      <text:p text:style-name="P36"/>
      <text:p text:style-name="Textoprincipal"><text:span text:style-name="T37">Parágrafo único: A observância das normas éticas estende-se aos Atendentes de Enfermagem ou assemelhados, devidamente autorizados pelo Coren/SC e que exerçam atividades na área de Enfermagem, embora não possam votar ou serem eleitos.</text:span></text:p>
      <text:p text:style-name="P38"/>
      <text:p text:style-name="Textoprincipal"><text:span text:style-name="T39">Art. 8º A CEE é constituída por no mínimo 03 profissionais de Enfermagem: Presidente, secretário e membro, sendo que os dois primeiros cargos serão privativos do Enfermeiro (a). * caso existir profissionais de nível médio na categoria de auxiliar de enfermagem, estes deverão compor a CEE com representatividade a nível de titular e suplente.</text:span></text:p>
      <text:p text:style-name="Textoprincipal"><text:span text:style-name="T40">I – Ter, no mínimo, um ano de efetivo exercício profissional.</text:span></text:p>
      <text:p text:style-name="Textoprincipal"><text:span text:style-name="T41">II – Ter, no mínimo, um ano de vínculo empregatício com a instituição.</text:span></text:p>
      <text:p text:style-name="Textoprincipal"><text:span text:style-name="T42">III – Estar em pleno gozo dos direitos profissionais.</text:span></text:p>
      <text:p text:style-name="Textoprincipal"><text:span text:style-name="T43">IV –<text:s/></text:span><text:span text:style-name="T44">Inexistir condenação em processo ético, processo disciplinar, processo civil ou processo penal nos últimos cinco anos.</text:span></text:p>
      <text:p text:style-name="P45"/>
      <text:p text:style-name="Textoprincipal"><text:span text:style-name="T46">Art. 9º A CEE será constituída por, no mínimo, por um (a) Enfermeiro (a), um (a) técnico (a) em Enfermagem e um (a) Auxiliar de Enfermagem efetivos e seus respectivos suplentes.</text:span></text:p>
      <text:p text:style-name="Textoprincipal"><text:span text:style-name="T47">§1º A CEE será constituída por um (a) Enfermeiro (a) e dois (duas) técnicos (as) de Enfermagem efetivos e seus respectivos suplentes, ou por dois (duas) Enfermeiros (as) e um (a) técnico (a) de Enfermagem efetivos e seus respectivos suplentes, quando a instituição tiver em seu quadro de pessoal somente estes dois níveis profissionais com vínculo empregatício.</text:span></text:p>
      <text:p text:style-name="Textoprincipal"><text:span text:style-name="T48">§2º A CEE será constituída por um Enfermeiro (a) e dois Auxiliares de Enfermagem efetivos e seus respectivos suplentes, ou por dois (duas) Enfermeiros (as) e um (a) Auxiliar de Enfermagem efetivos e seus respectivos suplentes, quando a instituição tiver em seu quadro de pessoal somente estes dois níveis com vínculo empregatício.</text:span></text:p>
      <text:p text:style-name="P49"/>
      <text:soft-page-break/>
      <text:p text:style-name="Textoprincipal"><text:span text:style-name="T50">Art. 10. É incompatível a condição de membro da Comissão de Ética com a de Direção/Gerência do Órgão de Enfermagem.</text:span></text:p>
      <text:p text:style-name="P51"/>
      <text:p text:style-name="Textoprincipal"><text:span text:style-name="T52">Art. 11. O mandato dos integrantes da CEE é de três anos, sendo permitida a sua reeleição por igual período.</text:span></text:p>
      <text:p text:style-name="Textoprincipal"><text:span text:style-name="T53">Parágrafo único: O presente regimento segue o proposto na resolução 593/2018, possibilitando a designação dos componentes da CEE pelo Responsável Técnico de Enfermagem da Instituição.</text:span></text:p>
      <text:p text:style-name="Textoprincipal"/>
      <text:p text:style-name="Textoprincipal"><text:span text:style-name="T54">§1º A cada eleição poderão permanecer 50% dos membros.</text:span></text:p>
      <text:p text:style-name="Textoprincipal"><text:span text:style-name="T55">§2º Os 50% dos membros que optarem por permanecer na Comissão não concorrerão às eleições.</text:span></text:p>
      <text:p text:style-name="P56"/>
      <text:p text:style-name="Textoprincipal"><text:span text:style-name="T57">Art. 12. O afastamento dos integrantes da CEE poderá ocorrer por término de mandato, afastamento temporário, desistência ou destituição.</text:span></text:p>
      <text:p text:style-name="P58"/>
      <text:p text:style-name="Textoprincipal"><text:span text:style-name="T59">Parágrafo único: Independente do tipo de afastamento, a Coordenação da CEE comunicará o fato à Comissão de Ética do Coren/SC (CEC).</text:span></text:p>
      <text:p text:style-name="P60"/>
      <text:p text:style-name="Textoprincipal"><text:span text:style-name="T61">Art. 13. Entende-se por término de mandato, quando os integrantes da Comissão concluírem os três anos de gestão.</text:span></text:p>
      <text:p text:style-name="P62"/>
      <text:p text:style-name="Textoprincipal"><text:span text:style-name="T63">Art. 14. Entende-se por afastamento temporário quando o integrante da Comissão se afastar por tempo determinado, no máximo, por um período de quatro meses, ou quando estiver sendo submetido a processo ético.</text:span></text:p>
      <text:p text:style-name="P64"/>
      <text:p text:style-name="Textoprincipal"><text:span text:style-name="T65">Parágrafo único: A solicitação do afastamento temporário deverá ser encaminhada à Coordenação da CEE, por escrito, com antecedência de 15 dias</text:span><text:span text:style-name="T66">.</text:span></text:p>
      <text:p text:style-name="P67"/>
      <text:p text:style-name="Textoprincipal"><text:span text:style-name="T68">Art. 15. Entende-se por desistência a declinação de seu cargo por qualquer um dos integrantes da Comissão.</text:span></text:p>
      <text:p text:style-name="P69"/>
      <text:p text:style-name="Textoprincipal"><text:span text:style-name="T70">Parágrafo único: A desistência deverá ser comunicada, por escrito, à Coordenação da CEE com antecedência de 30 dias.</text:span></text:p>
      <text:p text:style-name="P71"/>
      <text:p text:style-name="Textoprincipal"><text:span text:style-name="T72">Art. 16. Entende-se por destituição o afastamento definitivo do integrante da CEE, que se dará por decisão da Comissão, tomada em Reunião Ordinária, constando o fato em ata.</text:span></text:p>
      <text:p text:style-name="Textoprincipal"><text:span text:style-name="T73">§1º A destituição ocorrerá nos seguintes casos:</text:span></text:p>
      <text:p text:style-name="Textoprincipal"><text:span text:style-name="T74">a) Ausência, não justificada, em quatro reuniões consecutivas.</text:span></text:p>
      <text:p text:style-name="Textoprincipal"><text:span text:style-name="T75">b) não estar em pleno gozo dos seus direitos profissionais.</text:span></text:p>
      <text:p text:style-name="Textoprincipal"><text:span text:style-name="T76">c) ter sido condenado em processo ético, civil ou penal.</text:span></text:p>
      <text:p text:style-name="Textoprincipal"><text:span text:style-name="T77">§2º A destituição implica na perda do direito a nova candidatura para integrar a CEE.</text:span></text:p>
      <text:p text:style-name="P78"/>
      <text:p text:style-name="Textoprincipal"><text:span text:style-name="T79">Art. 17. A substituição dos integrantes da CEE se processará da seguinte maneira:</text:span></text:p>
      <text:soft-page-break/>
      <text:p text:style-name="Textoprincipal"><text:span text:style-name="T80">I - A vacância por término de mandato atenderá os critérios estabelecidos no art. 7º deste regimento.</text:span></text:p>
      <text:p text:style-name="Textoprincipal"><text:span text:style-name="T81">II - Na vacância por afastamento temporário, a substituição será feita pelo respectivo suplente, sendo indicado um suplente em caráter temporário, se o afastamento ultrapassar a 30 dias.</text:span></text:p>
      <text:p text:style-name="P82"/>
      <text:p text:style-name="Textoprincipal"><text:span text:style-name="T83">Parágrafo único: A vaga de suplente em caráter temporário será preenchida:</text:span></text:p>
      <text:p text:style-name="Textoprincipal"><text:span text:style-name="T84">a) pelo próximo candidato mais votado nas últimas eleições; e se não houver,</text:span></text:p>
      <text:p text:style-name="Textoprincipal"><text:span text:style-name="T85">b) por escolha dos membros da CEE.</text:span></text:p>
      <text:p text:style-name="P86"/>
      <text:p text:style-name="Textoprincipal"><text:span text:style-name="T87">III – Na vacância por desistência ou por destituição, a substituição será feita pelo seu respectivo suplente que passará para efetivo, sendo chamado o candidato mais votado do respectivo nível profissional para integrar a Comissão como suplente e concluir o mandato do desistente ou destituído.</text:span></text:p>
      <text:p text:style-name="P88"/>
      <text:p text:style-name="Textoprincipal"><text:span text:style-name="T89">Parágrafo único: Não havendo suplente eleito, será realizada nova eleição</text:span><text:span text:style-name="T90">.</text:span></text:p>
      <text:p text:style-name="P91"/>
      <text:p text:style-name="Textoprincipal"><text:span text:style-name="T92">Art. 18. <text:s/>Parágrafo único: De acordo com a nova Resolução Cofen 593/2018.</text:span><text:span text:style-name="T93">A Comissão poderá ser coordenada somente pelo profissional enfermeiro.</text:span></text:p>
      <text:p text:style-name="P94"/>
      <text:p text:style-name="Textoprincipal"><text:span text:style-name="T95">Art. 19. A CEE reunir-se-á ordinariamente, no mínimo, a cada 30 dias, podendo ocorrer reuniões extraordinárias, convocadas pelo Coordenador, ou por autoconvocação pela maioria simples dos seus integrantes, ou pelo Coren/SC.</text:span></text:p>
      <text:p text:style-name="Textoprincipal"><text:span text:style-name="T96">§1º Na ausência do Coordenador, o Secretário coordenará a reunião, sendo escolhido</text:span><text:span text:style-name="T97"><text:s/>“ad hoc”<text:s/></text:span><text:span text:style-name="T98">um substituto para secretariar.</text:span></text:p>
      <text:p text:style-name="Textoprincipal"><text:span text:style-name="T99">§2º Na ausência do Secretário, será escolhido<text:s/></text:span><text:span text:style-name="T100">“ad hoc”<text:s/></text:span><text:span text:style-name="T101">um substituto para secretariar.</text:span></text:p>
      <text:p text:style-name="Textoprincipal"><text:span text:style-name="T102">§3º Serão lavradas atas de todas as reuniões da Comissão, constando a relação dos presentes, as justificativas dos ausentes, o registro das decisões tomadas e os encaminhamentos a serem feitos.</text:span></text:p>
      <text:p text:style-name="Textoprincipal"><text:span text:style-name="T103">§4º O quórum mínimo para as reuniões, verificado até 15 minutos após a hora marcada para o início, é de maioria simples dos membros efetivos ou de seus suplentes quando na condição de substituto.</text:span></text:p>
      <text:p text:style-name="Textoprincipal"><text:span text:style-name="T104">§5º Na ausência de quórum, a reunião será suspensa, sendo feita nova convocação. <text:s text:c="3"/></text:span></text:p>
      <text:p text:style-name="P105"/>
      <text:p text:style-name="Textoprincipal"><text:span text:style-name="T106">Art. 20. As decisões da CEE serão tomadas por maioria simples de seus membros efetivos ou de seus suplentes, quando na condição de substituto.</text:span></text:p>
      <text:p text:style-name="Textoprincipal"><text:span text:style-name="T107">§1º Os membros efetivos terão direito a voz e voto.</text:span></text:p>
      <text:p text:style-name="Textoprincipal"><text:span text:style-name="T108">§2º Os membros suplentes poderão participar de todas as reuniões com direito a voz e, nos casos em que estiverem substituindo um membro efetivo, terão direito a voto.</text:span></text:p>
      <text:p text:style-name="Textoprincipal"><text:span text:style-name="T109">§3º É indicada a participação dos membros suplentes em todas as reuniões, independentemente de estarem ou não substituindo membros efetivos.</text:span></text:p>
      <text:p text:style-name="P110"/>
      <text:p text:style-name="Textoprincipal"><text:span text:style-name="T111">CAPÍTULO IV</text:span></text:p>
      <text:p text:style-name="Textoprincipal"><text:span text:style-name="T112">DO PROCESSO ELEITORAL</text:span></text:p>
      <text:p text:style-name="P113"/>
      <text:soft-page-break/>
      <text:p text:style-name="Textoprincipal"><text:span text:style-name="T114">Art. 21. A convocação da eleição será realizada pela Direção/Gerência do Órgão de Enfermagem, em edital interno, no mínimo, com 45 dias antes da data da realização do pleito eleitoral.</text:span></text:p>
      <text:p text:style-name="P115"/>
      <text:p text:style-name="Textoprincipal"><text:span text:style-name="T116">Parágrafo único: A Direção/Gerência do Órgão de Enfermagem deverá encaminhar cópia do edital de convocação da eleição, ao Coren/SC, no mesmo dia em que for publicado na instituição, juntamente com a relação dos (as) Enfermeiros (as), Técnicos (as) de Enfermagem e Auxiliares de Enfermagem com vínculo empregatício na instituição, acompanhados de seus respectivos números de inscrição no Coren/SC.</text:span></text:p>
      <text:p text:style-name="P117"/>
      <text:p text:style-name="Textoprincipal"><text:span text:style-name="T118">Art. 22. A Direção/Gerência do Órgão de Enfermagem designará uma Comissão Eleitoral para conduzir todos os trabalhos de divulgação, organização, realização do pleito, apuração e divulgação dos resultados.</text:span></text:p>
      <text:p text:style-name="Textoprincipal"><text:span text:style-name="T119">§1º É incompatível a condição de membro da Comissão Eleitoral com a de candidato.</text:span></text:p>
      <text:p text:style-name="Textoprincipal"><text:span text:style-name="T120">§2º A Comissão Eleitoral elegerá um (a) Presidente e um (a) Secretário (a) entre os seus membros.</text:span></text:p>
      <text:p text:style-name="P121"/>
      <text:p text:style-name="Textoprincipal"><text:span text:style-name="T122">Art. 23. O material necessário para o desenvolvimento dos trabalhos eleitorais será solicitado pela Comissão Eleitoral à Direção/Gerência do Órgão de Enfermagem da instituição.</text:span></text:p>
      <text:p text:style-name="P123"/>
      <text:p text:style-name="Textoprincipal"><text:span text:style-name="T124">Art. 24. A escolha dos membros da CEE será feita através de eleição direta e secreta, sendo os candidatos eleitos pelos seus pares por voto facultativo.</text:span></text:p>
      <text:p text:style-name="P125"/>
      <text:p text:style-name="Textoprincipal"><text:span text:style-name="T126">Art. 25. Somente poderão votar os profissionais regularmente inscritos no Coren/SC e com vínculo empregatício com a instituição.</text:span></text:p>
      <text:p text:style-name="P127"/>
      <text:p text:style-name="Textoprincipal"><text:span text:style-name="T128">Art. 26. O Coren/SC fornecerá à Comissão Eleitoral a relação dos profissionais de Enfermagem da instituição que estiverem devidamente inscritos e em condições de votar e serem votados.</text:span></text:p>
      <text:p text:style-name="P129"/>
      <text:p text:style-name="Textoprincipal"><text:span text:style-name="T130">Art. 27. Os profissionais de Enfermagem deverão candidatar-se individualmente, sem formação de chapas, inscrevendo-se junto à Comissão Eleitoral, até dez dias antes do pleito, apresentando um fiscal, se assim desejarem.</text:span></text:p>
      <text:p text:style-name="P131"/>
      <text:p text:style-name="Textoprincipal"><text:span text:style-name="T132">Art. 28. O local para a realização do pleito será definido pela Comissão Eleitoral, de comum acordo com a Direção/Gerência de Enfermagem.</text:span></text:p>
      <text:p text:style-name="P133"/>
      <text:p text:style-name="Textoprincipal"><text:span text:style-name="T134">Art. 29. A eleição deverá ser realizada durante o horário de trabalho, respeitados os diferentes turnos.</text:span></text:p>
      <text:p text:style-name="P135"/>
      <text:p text:style-name="Textoprincipal"><text:span text:style-name="T136">Art. 30. A eleição somente terá legitimidade se o número de votantes for, no mínimo, a metade mais um, por nível profissional e com vínculo empregatício com a instituição.</text:span></text:p>
      <text:p text:style-name="P137"/>
      <text:soft-page-break/>
      <text:p text:style-name="Textoprincipal"><text:span text:style-name="T138">Parágrafo único: Quando o número de votantes for inferior ou igual ao número de não votantes, deverá ocorrer um novo pleito no respectivo nível profissional.</text:span></text:p>
      <text:p text:style-name="P139"/>
      <text:p text:style-name="Textoprincipal"><text:span text:style-name="T140">Art. 31. A apuração dos votos será realizada pela Comissão Eleitoral, na presença dos fiscais, se houver ou de outros interessados, imediatamente após o encerramento do pleito.</text:span></text:p>
      <text:p text:style-name="P141"/>
      <text:p text:style-name="Textoprincipal"><text:span text:style-name="T142">Art. 32. Somente serão computados as cédulas sem rasuras e os votos que não apresentem dúvidas ou dupla interpretação.</text:span></text:p>
      <text:p text:style-name="P143"/>
      <text:p text:style-name="Textoprincipal"><text:span text:style-name="T144">Art. 33. Serão considerados eleitos, como membros efetivos, os candidatos que obtiverem o maior número de votos, por nível profissional, seguido de seus membros suplentes na mesma ordem decrescente.</text:span></text:p>
      <text:p text:style-name="P145"/>
      <text:p text:style-name="Textoprincipal"><text:span text:style-name="T146">Parágrafo único: Em caso de empate, assumirá o candidato eleito que tiver maior tempo de contrato de trabalho na instituição.</text:span></text:p>
      <text:p text:style-name="P147"/>
      <text:p text:style-name="Textoprincipal"><text:span text:style-name="T148">Art. 34. Os candidatos que receberam votos, mas não foram eleitos como membros efetivos ou suplentes deverão ser, também, relacionados por nível profissional na ata da eleição e constar da lista dos resultados das eleições a ser encaminhada ao Coren/SC.</text:span></text:p>
      <text:p text:style-name="P149"/>
      <text:p text:style-name="Textoprincipal"><text:span text:style-name="T150">Parágrafo único: Os candidatos indicados no<text:s/></text:span><text:span text:style-name="T151">caput</text:span><text:span text:style-name="T152"><text:s/>deste artigo assumirão o mandato em caso de afastamento temporário, desistência ou destituição, segundo consta no art. 16, incisos II e III.</text:span></text:p>
      <text:p text:style-name="P153"/>
      <text:p text:style-name="Textoprincipal"><text:span text:style-name="T154">Art. 35. Todas as ocorrências referentes ao processo eleitoral serão registradas em ata, assinada pelo (a) Presidente, pelo (a) Secretário (a), pelos demais membros da Comissão Eleitoral e pelos ficais, se houver.</text:span></text:p>
      <text:p text:style-name="P155"/>
      <text:p text:style-name="Textoprincipal"><text:span text:style-name="T156">Parágrafo único: O (A) Presidente da Comissão Eleitoral encaminhará os resultados das eleições com a respectiva ata à Direção/Gerência de Enfermagem imediatamente após o término da apuração.</text:span></text:p>
      <text:p text:style-name="P157"/>
      <text:p text:style-name="Textoprincipal"><text:span text:style-name="T158">Art. 36. A Direção/Gerência de Enfermagem proclamará os resultados das eleições, por meio de edital interno, no primeiro dia útil após o seu recebimento.</text:span></text:p>
      <text:p text:style-name="P159"/>
      <text:p text:style-name="Textoprincipal"><text:span text:style-name="T160">Art. 37. Os recursos relativos ao pleito somente serão recebidos pela Comissão Eleitoral se entregues, por escrito, até 48 horas após a publicação dos resultados pela Direção/Gerência do Órgão de Enfermagem.</text:span></text:p>
      <text:p text:style-name="Textoprincipal"><text:span text:style-name="T161">§1º O recurso será julgado pela Comissão Eleitoral no prazo máximo de cinco dias.</text:span></text:p>
      <text:p text:style-name="Textoprincipal"><text:span text:style-name="T162">§2º Caso necessário, o recurso terá como segunda instância a Comissão de Ética do Coren/SC (CEC).</text:span></text:p>
      <text:p text:style-name="P163"/>
      <text:p text:style-name="Textoprincipal"><text:span text:style-name="T164">Art. 38. A Direção/Gerência de Enfermagem, no prazo de 15 dias a contar da data do pleito, encaminhará ao Coren/SC a lista nominal de todos os votados.</text:span></text:p>
      <text:p text:style-name="P165"/>
      <text:p text:style-name="Textoprincipal"><text:span text:style-name="T166">Parágrafo único: A listagem deverá informar:</text:span></text:p>
      <text:p text:style-name="Textoprincipal"><text:span text:style-name="T167">a) o nome dos membros efetivos, seu nível profissional e o número de inscrição no Coren/SC.</text:span></text:p>
      <text:p text:style-name="Textoprincipal"><text:span text:style-name="T168">b) o nome dos membros suplentes, seu nível profissional e o número de inscrição no Coren/SC.</text:span></text:p>
      <text:p text:style-name="Textoprincipal"><text:span text:style-name="T169">c) o nome dos profissionais que receberam votos, seu nível profissional e o número de inscrição no Coren/SC, que não farão parte no primeiro momento da CEE, mas que poderão ser convocados em caso de afastamento temporário, vacância por desistência ou por destituição de membros empossados.</text:span></text:p>
      <text:p text:style-name="P170"/>
      <text:p text:style-name="Textoprincipal"><text:span text:style-name="T171">Art. 39. Somente após a homologação pelo Plenário do Coren/SC e a nomeação por Portaria emitida pelo (a) seu (sua) Presidente, a CEE estará oficialmente autorizada para iniciar as atividades definidas neste regimento.</text:span></text:p>
      <text:p text:style-name="P172"/>
      <text:p text:style-name="Textoprincipal"><text:span text:style-name="T173">CAPÍTULO V</text:span></text:p>
      <text:p text:style-name="Textoprincipal"><text:span text:style-name="T174">DAS COMPETÊNCIAS</text:span></text:p>
      <text:p text:style-name="P175"/>
      <text:p text:style-name="Textoprincipal"><text:span text:style-name="T176">Art. 40. A CEE tem as seguintes competências:</text:span></text:p>
      <text:p text:style-name="Textoprincipal"><text:span text:style-name="T177">I – Divulgar os objetivos da CEE.</text:span></text:p>
      <text:p text:style-name="Textoprincipal"><text:span text:style-name="T178">II – Divulgar o Código de Ética dos Profissionais de Enfermagem e as demais normas disciplinares e éticas do exercício profissional.</text:span></text:p>
      <text:p text:style-name="Textoprincipal"><text:span text:style-name="T179">III – Promover e/ou participar de reuniões, seminários ou atividades similares, que visem à interpretação do Código de Ética dos Profissionais de Enfermagem.</text:span></text:p>
      <text:p text:style-name="Textoprincipal"><text:span text:style-name="T180">IV – Assessorar a Direção/Gerência de Enfermagem ou órgão equivalente da instituição nas questões éticas.</text:span></text:p>
      <text:p text:style-name="Textoprincipal"><text:span text:style-name="T181">V – Orientar a equipe de Enfermagem sobre o comportamento ético-profissional e sobre as implicações decorrentes de atitudes não éticas.</text:span></text:p>
      <text:p text:style-name="Textoprincipal"><text:span text:style-name="T182">VI – Orientar clientes, familiares e demais interessados sobre questões éticas relativas ao exercício profissional da Enfermagem.</text:span></text:p>
      <text:p text:style-name="Textoprincipal"><text:span text:style-name="T183">VII – Promover e/ou participar de atividades multiprofissionais referentes à ética.</text:span></text:p>
      <text:p text:style-name="Textoprincipal"><text:span text:style-name="T184">VIII – Apreciar e emitir parecer sobre questões éticas referentes à Enfermagem.</text:span></text:p>
      <text:p text:style-name="Textoprincipal"><text:span text:style-name="T185">IX – Zelar pelo exercício ético dos profissionais de Enfermagem.</text:span></text:p>
      <text:p text:style-name="Textoprincipal"><text:span text:style-name="T186">X – Averiguar:</text:span></text:p>
      <text:p text:style-name="P187"><text:span text:style-name="T188">a). Os fatos ou atitudes não éticas praticadas por profissionais de Enfermagem.</text:span></text:p>
      <text:p text:style-name="P189"><text:span text:style-name="T190">b). As condições oferecidas pelas instituições e sua compatibilidade com o desempenho ético-profissional.</text:span></text:p>
      <text:p text:style-name="P191"><text:span text:style-name="T192">c) A qualidade de atendimento dispensada à clientela pelos profissionais de Enfermagem.</text:span></text:p>
      <text:p text:style-name="Textoprincipal"><text:span text:style-name="T193">XI – Comunicar, por escrito, ao Coren/SC, as irregularidades ou infrações éticas detectadas.</text:span></text:p>
      <text:p text:style-name="Textoprincipal"><text:span text:style-name="T194">XII – Encaminhar anualmente ao Coren/SC e à Direção/Gerência de Enfermagem ou órgão equivalente, o planejamento das atividades a serem desenvolvidas e o relatório das atividades do ano anterior até 1º de março.</text:span></text:p>
      <text:soft-page-break/>
      <text:p text:style-name="Textoprincipal"><text:span text:style-name="T195">XIII – Solicitar assessoramento da Comissão de Ética do Coren/SC (CEC) em caso de necessidade.</text:span></text:p>
      <text:p text:style-name="Textoprincipal"><text:span text:style-name="T196">XIV – Cumprir e fazer cumprir as disposições deste regimento e da Decisão do Coren/SC nº 002, de 10 de janeiro de 2006.</text:span></text:p>
      <text:p text:style-name="P197"/>
      <text:p text:style-name="Textoprincipal"><text:span text:style-name="T198">Art. 41. Compete ao Coordenador da CEE:</text:span></text:p>
      <text:p text:style-name="Textoprincipal"><text:span text:style-name="T199">I – Convocar e presidir as reuniões.</text:span></text:p>
      <text:p text:style-name="Textoprincipal"><text:span text:style-name="T200">II – Propor a pauta da reunião.</text:span></text:p>
      <text:p text:style-name="Textoprincipal"><text:span text:style-name="T201">III – Propor a redação de documentos que serão discutidos e submetidos à aprovação.</text:span></text:p>
      <text:p text:style-name="Textoprincipal"><text:span text:style-name="T202">IV – Representar a CEE junto ao Órgão de Enfermagem da instituição.</text:span></text:p>
      <text:p text:style-name="Textoprincipal"><text:span text:style-name="T203">V – Representar ou indicar representante, onde se fizer necessária a presença ou a participação da CEE.</text:span></text:p>
      <text:p text:style-name="Textoprincipal"><text:span text:style-name="T204">VI – Encaminhar as decisões da CEE, segundo a indicação.</text:span></text:p>
      <text:p text:style-name="Textoprincipal"><text:span text:style-name="T205">VII – Elaborar, juntamente com os demais membros da Comissão, o planejamento e o relatório anuais, garantindo o envio de uma cópia, até o dia 1º de março de cada ano, à Direção/Gerência de Enfermagem e à Comissão de Ética do Coren/SC (CEC).</text:span></text:p>
      <text:p text:style-name="Textoprincipal"><text:span text:style-name="T206">VIII – Representar o Coren/SC em eventos, segundo a solicitação.</text:span></text:p>
      <text:p text:style-name="Textoprincipal"><text:span text:style-name="T207">IX – Cumprir e fazer cumprir as disposições deste regimento e as demais normas referentes ao exercício ético-profissional.</text:span></text:p>
      <text:p text:style-name="P208"/>
      <text:p text:style-name="Textoprincipal"><text:span text:style-name="T209">Art. 42. Compete ao Secretário da CEE:</text:span></text:p>
      <text:p text:style-name="Textoprincipal"><text:span text:style-name="T210">I – Secretariar as reuniões da CEE, redigindo atas e documentos.</text:span></text:p>
      <text:p text:style-name="Textoprincipal"><text:span text:style-name="T211">II – Providenciar a reprodução de documentos.</text:span></text:p>
      <text:p text:style-name="Textoprincipal"><text:span text:style-name="T212">III – Encaminhar o expediente da CEE.</text:span></text:p>
      <text:p text:style-name="Textoprincipal"><text:span text:style-name="T213">IV – Arquivar uma cópia de todos os documentos.</text:span></text:p>
      <text:p text:style-name="Textoprincipal"><text:span text:style-name="T214">V – Elaborar, juntamente com os demais membros da Comissão, o planejamento e o relatório anuais.</text:span></text:p>
      <text:p text:style-name="Textoprincipal"><text:span text:style-name="T215">VI – Presidir as reuniões nos impedimentos do Coordenador.</text:span></text:p>
      <text:p text:style-name="Textoprincipal"><text:span text:style-name="T216">VII – Representar a CEE nos impedimentos do Coordenador. <text:s text:c="15"/></text:span></text:p>
      <text:p text:style-name="Textoprincipal"><text:span text:style-name="T217">VIII – Cumprir e fazer cumprir as disposições deste regimento e as demais normas relativas ao exercício ético-profissional.</text:span></text:p>
      <text:p text:style-name="P218"/>
      <text:p text:style-name="Textoprincipal"><text:span text:style-name="T219">Art. 43. Compete aos membros efetivos da CEE:</text:span></text:p>
      <text:p text:style-name="Textoprincipal"><text:span text:style-name="T220">I – Comparecer e participar das reuniões.</text:span></text:p>
      <text:p text:style-name="Textoprincipal"><text:span text:style-name="T221">II – Emitir parecer sobre as questões propostas.</text:span></text:p>
      <text:p text:style-name="Textoprincipal"><text:span text:style-name="T222">III – Participar de reuniões ou programações relacionadas à ética, promovidas pela CEEn ou por outras instituições.</text:span></text:p>
      <text:p text:style-name="Textoprincipal"><text:span text:style-name="T223">IV – Representar a CEE quando solicitado pelo Coordenador.</text:span></text:p>
      <text:p text:style-name="Textoprincipal"><text:span text:style-name="T224">V – Participar, por meio de voto, das decisões a serem tomadas pela CEE.</text:span></text:p>
      <text:p text:style-name="Textoprincipal"><text:span text:style-name="T225">VI – Garantir a presença do suplente quando impedido de comparecer à reunião.</text:span></text:p>
      <text:p text:style-name="Textoprincipal"><text:span text:style-name="T226">VII – Participar da elaboração do planejamento e relatório anuais.</text:span></text:p>
      <text:p text:style-name="Textoprincipal"><text:span text:style-name="T227">VIII – Cumprir e fazer cumprir as disposições deste regimento e as demais normas relativas ao exercício ético-profissional.</text:span></text:p>
      <text:p text:style-name="P228"/>
      <text:p text:style-name="Textoprincipal"><text:span text:style-name="T229">Art. 44. Compete aos membros suplentes da CEE:</text:span></text:p>
      <text:soft-page-break/>
      <text:p text:style-name="Textoprincipal"><text:span text:style-name="T230">I – Substituir os respectivos membros efetivos nos seus impedimentos.</text:span></text:p>
      <text:p text:style-name="Textoprincipal"><text:span text:style-name="T231">II – Participar das reuniões da CEE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><draw:frame draw:style-name="a1" draw:name="Imagem 2" text:anchor-type="as-char" svg:x="0in" svg:y="0in" svg:width="5.80694in" svg:height="7.55134in" style:rel-width="scale" style:rel-height="scale"><draw:image xlink:href="media/image2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yriad Pro Light SemiCond" svg:font-family="Myriad Pro Light SemiCond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apple-converted-space" style:display-name="apple-converted-space" style:family="text" style:parent-style-name="Fonteparág.padrão"/>
    <style:style style:name="object" style:display-name="object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principal" style:display-name="Texto principal" style:family="paragraph" style:parent-style-name="Normal">
      <style:paragraph-properties fo:text-align="justify" fo:margin-bottom="0in" style:line-height-at-least="0.1944in"/>
      <style:text-properties style:font-name="Myriad Pro Light SemiCond" style:font-name-asian="SimSun" style:font-name-complex="Myriad Pro Light SemiCond" fo:color="#000000" style:letter-kerning="true" fo:font-size="12pt" style:font-size-asian="12pt" style:font-size-complex="12pt" style:language-asian="en" style:country-asian="US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4763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798in"/>
      </style:header-style>
      <style:footer-style>
        <style:header-footer-properties style:dynamic-spacing="true" fo:min-height="0.610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WordPictureWatermark31649531" text:anchor-type="paragraph" svg:x="-1.47708in" svg:y="-1.77222in" svg:width="8.27361in" svg:height="11.69306in" style:rel-width="scale" style:rel-height="scale"><draw:image xlink:href="media/image1.jpeg" xlink:type="simple" xlink:show="embed" xlink:actuate="onLoad"/><svg:title/><svg:desc>PAPEL TIMBRADO - HSJB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quina 01</meta:initial-creator>
    <dc:creator>Fabiani Ugioni</dc:creator>
    <meta:creation-date>2019-07-30T14:39:00Z</meta:creation-date>
    <dc:date>2019-07-30T14:39:00Z</dc:date>
    <meta:print-date>2018-03-22T18:26:00Z</meta:print-date>
    <meta:template xlink:href="Normal" xlink:type="simple"/>
    <meta:editing-cycles>2</meta:editing-cycles>
    <meta:editing-duration>PT120S</meta:editing-duration>
    <meta:document-statistic meta:page-count="10" meta:paragraph-count="36" meta:word-count="2861" meta:character-count="18279" meta:row-count="128" meta:non-whitespace-character-count="15454"/>
  </office:meta>
</office:document-meta>
</file>